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1pt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23pt" fo:font-weight="bold" style:font-size-asian="20.1000003814697pt" style:font-weight-asian="bold" style:font-size-complex="2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 style:master-page-name="First_20_Page">
      <style:paragraph-properties style:page-number="auto"/>
      <style:text-properties style:font-name="Droid Sans" fo:font-size="11pt" style:font-size-asian="9.60000038146973pt" style:font-size-complex="11pt"/>
    </style:style>
    <style:style style:name="P7" style:family="paragraph" style:parent-style-name="Table_20_Contents">
      <style:text-properties style:font-name="Droid Sans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Droid Sans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aper Title</text:p>
      <text:p text:style-name="P4">Class Name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min-row-height="0.4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MP1" style:family="paragraph" style:parent-style-name="Table_20_Contents">
      <style:text-properties style:font-name="Droid Sans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style:font-name="Droid Sans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Paper</text:p>
              <text:p text:style-name="MP1"/>
              <text:p text:style-name="MP2">Currency manager architecture</text:p>
            </table:table-cell>
            <table:table-cell table:style-name="Table1.A1" office:value-type="string">
              <text:p text:style-name="MP1">Class</text:p>
              <text:p text:style-name="MP1"/>
              <text:p text:style-name="MP2">Software engineering</text:p>
            </table:table-cell>
            <table:table-cell table:style-name="Table1.C1" office:value-type="string">
              <text:p text:style-name="MP1">Author</text:p>
              <text:p text:style-name="MP1"/>
              <text:p text:style-name="MP2">Nikola Stjelja, nstjelja@unipu.hr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Last change date</text:p>
              <text:p text:style-name="MP2"/>
            </table:table-cell>
            <table:table-cell table:style-name="Table2.A1" office:value-type="string">
              <text:p text:style-name="MP1">Version</text:p>
              <text:p text:style-name="MP2">X.00.00.00</text:p>
            </table:table-cell>
            <table:table-cell table:style-name="Table2.C1" office:value-type="string">
              <text:p text:style-name="MP1">Status</text:p>
              <text:p text:style-name="MP2">Draft</text:p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Stjelja</meta:initial-creator>
    <meta:creation-date>2012-04-21T18:15:59</meta:creation-date>
    <dc:date>2012-04-21T18:27:33</dc:date>
    <dc:creator>Nikola Stjelja</dc:creator>
    <meta:editing-duration>PT11M36S</meta:editing-duration>
    <meta:editing-cycles>3</meta:editing-cycles>
    <meta:generator>LibreOffice/3.4$Unix LibreOffice_project/340m1$Build-402</meta:generator>
    <meta:document-statistic meta:table-count="2" meta:image-count="0" meta:object-count="0" meta:page-count="1" meta:paragraph-count="13" meta:word-count="22" meta:character-count="163" meta:non-whitespace-character-count="154"/>
  </office:meta>
</office:document-meta>
</file>